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xMg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dataSour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DataSourcesAndTransactionManagersTransactionalSqlScriptsTests.databa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DataSourcesAndTransactionManagersTransactionalSqlScriptsTests.databa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DataSourcesAndTransactionManagersTransactionalSqlScriptsTests.assertUsers( JdbcTemplate jdbcTemplate , String ...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